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D00000034735483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2ea8"/>
    </style:style>
    <style:style style:name="P2" style:family="paragraph" style:parent-style-name="Standard">
      <style:text-properties officeooo:rsid="00122ea8" officeooo:paragraph-rsid="00122ea8"/>
    </style:style>
    <style:style style:name="P3" style:family="paragraph" style:parent-style-name="Standard">
      <style:text-properties officeooo:rsid="0014c9ce" officeooo:paragraph-rsid="0014c9ce"/>
    </style:style>
    <style:style style:name="T1" style:family="text">
      <style:text-properties officeooo:rsid="001331fe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ext before</text:p>
      <text:p text:style-name="P3"><draw:frame draw:style-name="fr1" draw:name="Image1" text:anchor-type="paragraph" svg:x="0.0138in" svg:y="0.011in" svg:width="2.9846in" svg:height="0.702in" style:rel-height="scale" draw:z-index="0"><draw:image xlink:href="Pictures/10000200000000DD000000347354833D.png" xlink:type="simple" xlink:show="embed" xlink:actuate="onLoad"/></draw:frame><text:span text:style-name="T2">Caption:</text:span> Some caption detected by Typesetr</text:p>
      <text:p text:style-name="P2">Text af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4T14:06:33.442711343</dc:date>
    <meta:editing-duration>PT26M12S</meta:editing-duration>
    <meta:editing-cycles>6</meta:editing-cycles>
    <meta:generator>LibreOffice/4.4.6.3$Linux_X86_64 LibreOffice_project/40m0$Build-3</meta:generator>
    <meta:document-statistic meta:table-count="0" meta:image-count="1" meta:object-count="0" meta:page-count="1" meta:paragraph-count="3" meta:word-count="10" meta:character-count="63" meta:non-whitespace-character-count="56"/>
  </office:meta>
</office:document-meta>
</file>